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svg:stroke-width="0.1cm" svg:stroke-color="#00ae00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_20__28_var_29_" svg:stroke-width="0.05cm" svg:stroke-color="#b3b3b3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3.31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2cm" svg:height="2cm" svg:x="3cm" svg:y="6.7cm">
          <text:p text:style-name="P1">RM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3" draw:id="id3" draw:layer="layout" svg:width="2.2cm" svg:height="2cm" svg:x="7.5cm" svg:y="6.7cm">
          <text:p text:style-name="P1">RM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2" draw:id="id2" draw:layer="layout" svg:width="2.2cm" svg:height="2cm" svg:x="12cm" svg:y="6.7cm">
          <text:p text:style-name="P1">RM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5" draw:id="id5" draw:layer="layout" svg:width="2.2cm" svg:height="2cm" svg:x="16.2cm" svg:y="6.6cm">
          <text:p text:style-name="P1">RM4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1" draw:layer="layout" draw:line-skew="1.498cm" svg:x1="3.85cm" svg:y1="8.7cm" svg:x2="12.85cm" svg:y2="8.7cm" draw:start-shape="id1" draw:start-glue-point="7" draw:end-shape="id2" draw:end-glue-point="7" svg:d="m3850 8700v2000h9000v-2000" svg:viewBox="0 0 9001 2001">
          <text:p/>
        </draw:connector>
        <draw:connector draw:style-name="gr2" draw:text-style-name="P1" draw:layer="layout" svg:x1="8.35cm" svg:y1="8.7cm" svg:x2="8.361cm" svg:y2="10.705cm" draw:start-shape="id3" draw:start-glue-point="7" svg:d="m8350 8700v1254h11v751" svg:viewBox="0 0 12 2006">
          <text:p/>
        </draw:connector>
        <draw:custom-shape draw:style-name="gr1" draw:text-style-name="P1" xml:id="id4" draw:id="id4" draw:layer="layout" svg:width="3.2cm" svg:height="2.2cm" svg:x="9.6cm" svg:y="12.5cm">
          <text:p text:style-name="P1">Visu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1.2cm" svg:y1="12.5cm" svg:x2="11.192cm" svg:y2="10.732cm" draw:start-shape="id4" draw:start-glue-point="4" svg:d="m11200 12500v-1134h-8v-634" svg:viewBox="0 0 9 1769">
          <text:p/>
        </draw:connector>
        <draw:frame draw:style-name="gr3" draw:layer="layout" svg:width="2.8cm" svg:height="1.05cm" svg:x="3.6cm" svg:y="10.65cm">
          <draw:text-box>
            <text:p>EIB Bus</text:p>
          </draw:text-box>
        </draw:frame>
        <draw:connector draw:style-name="gr4" draw:text-style-name="P1" draw:layer="layout" draw:line-skew="-0.599cm" svg:x1="4.35cm" svg:y1="6.7cm" svg:x2="8.85cm" svg:y2="6.7cm" draw:start-shape="id1" draw:start-glue-point="4" draw:end-shape="id3" draw:end-glue-point="4" svg:d="m4350 6700v-1100h4500v1100" svg:viewBox="0 0 4501 1101">
          <text:p/>
        </draw:connector>
        <draw:connector draw:style-name="gr4" draw:text-style-name="P1" draw:layer="layout" draw:line-skew="-0.499cm" svg:x1="13.35cm" svg:y1="6.7cm" svg:x2="17.55cm" svg:y2="6.6cm" draw:start-shape="id2" draw:start-glue-point="4" draw:end-shape="id5" draw:end-glue-point="4" svg:d="m13350 6700v-1100h4200v1000" svg:viewBox="0 0 4201 1101">
          <text:p/>
        </draw:connector>
        <draw:frame draw:style-name="gr5" draw:layer="layout" svg:width="5.535cm" svg:height="0.962cm" svg:x="3.865cm" svg:y="4.6cm">
          <draw:text-box>
            <text:p>Rauchmelder Bus</text:p>
          </draw:text-box>
        </draw:frame>
        <draw:frame draw:style-name="gr5" draw:layer="layout" svg:width="5.535cm" svg:height="0.962cm" svg:x="13.065cm" svg:y="4.6cm">
          <draw:text-box>
            <text:p>Rauchmelder Bus</text:p>
          </draw:text-box>
        </draw:frame>
        <draw:frame draw:style-name="gr5" draw:layer="layout" svg:width="16.127cm" svg:height="1.673cm" svg:x="1.3cm" svg:y="1.627cm">
          <draw:text-box>
            <text:p>Beispiel für eine mögliche Verbindung der Rauchmelder</text:p>
            <text:p>Über EIB, Rauchmelder Bus und Funkmodule.</text:p>
          </draw:text-box>
        </draw:frame>
        <draw:custom-shape draw:style-name="gr1" draw:text-style-name="P1" xml:id="id6" draw:id="id6" draw:layer="layout" svg:width="2.2cm" svg:height="2cm" svg:x="15.7cm" svg:y="15.5cm">
          <text:p text:style-name="P1">RM5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7.05cm" svg:y1="8.6cm" svg:x2="17.05cm" svg:y2="15.5cm" draw:start-shape="id5" draw:start-glue-point="7" draw:end-shape="id6" draw:end-glue-point="4" svg:d="m17050 8600v6900" svg:viewBox="0 0 1 6901">
          <text:p/>
        </draw:connector>
        <draw:frame draw:style-name="gr5" draw:layer="layout" svg:width="3.956cm" svg:height="0.962cm" svg:x="15.044cm" svg:y="11.4cm">
          <draw:text-box>
            <text:p>Funkstrecke</text:p>
          </draw:text-box>
        </draw:frame>
        <draw:custom-shape draw:style-name="gr7" draw:text-style-name="P1" draw:layer="layout" svg:width="1.4cm" svg:height="0.6cm" svg:x="16.4cm" svg:y="8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1.4cm" svg:height="0.6cm" svg:x="16.3cm" svg:y="14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layer="layout" svg:width="5.011cm" svg:height="0.962cm" svg:x="14.689cm" svg:y="14cm">
          <draw:text-box>
            <text:p>Gira Funkmodul</text:p>
          </draw:text-box>
        </draw:frame>
        <draw:frame draw:style-name="gr8" draw:layer="layout" svg:width="5.011cm" svg:height="0.962cm" svg:x="14.7cm" svg:y="9.2cm">
          <draw:text-box>
            <text:p>Gira Funkmodu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Taferner</meta:initial-creator>
    <meta:creation-date>2013-03-10T21:11:26</meta:creation-date>
    <dc:date>2013-03-10T22:01:41</dc:date>
    <dc:creator>Stefan Taferner</dc:creator>
    <meta:editing-duration>PT44M42S</meta:editing-duration>
    <meta:editing-cycles>5</meta:editing-cycles>
    <meta:generator>LibreOffice/4.0$Linux_X86_64 LibreOffice_project/400m0$Build-12</meta:generator>
    <meta:document-statistic meta:object-count="21"/>
  </office:meta>
</office:document-meta>
</file>